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P5" style:family="paragraph" style:parent-style-name="Standard">
      <style:text-properties style:font-name="Arial"/>
    </style:style>
    <style:style style:name="T1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derstanding which components in your system provide the most important security controls will give you confidence in your system and the knowledge that everything is performing as expected. </text:p>
      <text:p text:style-name="P3"><text:span text:style-name="Strong_20_Emphasis"><text:span text:style-name="T3">To gain the appropriate levels of confidence in your security components, you should ensure the following:</text:span></text:span></text:p>
      <text:list xml:id="list3445818165292155247" text:style-name="L1">
        <text:list-item>
          <text:p text:style-name="P4">Vendors or service providers are trustworthy and knowledgeable about cybersecurity.</text:p>
        </text:list-item>
        <text:list-item>
          <text:p text:style-name="P4">Individual products and services are well designed, engineered, and operated.</text:p>
        </text:list-item>
        <text:list-item>
          <text:p text:style-name="P4">Your deployment of any given product or service has been well configured.</text:p>
        </text:list-item>
        <text:list-item>
          <text:p text:style-name="P2">Your deployment of any given product or service stays well configured throughout its lifetime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4$Win32 OpenOffice.org_project/4114m1$Build-9811</meta:generator>
    <dc:date>2023-11-21T15:32:51.80</dc:date>
    <meta:document-statistic meta:table-count="0" meta:image-count="0" meta:object-count="0" meta:page-count="1" meta:paragraph-count="6" meta:word-count="94" meta:character-count="629"/>
    <dc:creator>kaos sevdalisi</dc:creator>
    <meta:user-defined meta:name="Info 1"/>
    <meta:user-defined meta:name="Info 2"/>
    <meta:user-defined meta:name="Info 3"/>
    <meta:user-defined meta:name="Info 4"/>
  </office:meta>
</office:document-meta>
</file>